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Admin: Chiara</text:p>
      <text:p text:style-name="Normale">Password: passwo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iara Giardino</meta:initial-creator>
    <dc:creator>Chiara Giardino</dc:creator>
    <meta:creation-date>2023-03-03T16:57:00Z</meta:creation-date>
    <dc:date>2023-03-03T16:57:00Z</dc:date>
    <meta:template xlink:href="Normal" xlink:type="simple"/>
    <meta:editing-cycles>1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